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2pt" fo:language="it" fo:country="IT" officeooo:rsid="001174c7" officeooo:paragraph-rsid="001174c7" style:font-size-asian="12pt" style:font-size-complex="12pt"/>
    </style:style>
    <style:style style:name="P2" style:family="paragraph" style:parent-style-name="Standard">
      <style:text-properties style:font-name="Tahoma" fo:font-size="12pt" fo:language="it" fo:country="IT" officeooo:rsid="0014cc2a" officeooo:paragraph-rsid="0014cc2a" style:font-size-asian="12pt" style:font-size-complex="12pt"/>
    </style:style>
    <style:style style:name="P3" style:family="paragraph" style:parent-style-name="Standard">
      <style:text-properties style:font-name="Tahoma" fo:font-size="12pt" fo:language="it" fo:country="IT" officeooo:rsid="0012e917" officeooo:paragraph-rsid="0012e917" style:font-size-asian="12pt" style:font-size-complex="12pt"/>
    </style:style>
    <style:style style:name="P4" style:family="paragraph" style:parent-style-name="Standard">
      <style:text-properties style:font-name="Tahoma" fo:font-size="12pt" fo:language="it" fo:country="IT" officeooo:rsid="0012e917" officeooo:paragraph-rsid="00242971" style:font-size-asian="12pt" style:font-size-complex="12pt"/>
    </style:style>
    <style:style style:name="P5" style:family="paragraph" style:parent-style-name="Standard">
      <style:text-properties style:font-name="Tahoma" fo:font-size="12pt" fo:language="it" fo:country="IT" officeooo:rsid="00238d1d" officeooo:paragraph-rsid="00238d1d" style:font-size-asian="12pt" style:font-size-complex="12pt"/>
    </style:style>
    <style:style style:name="P6" style:family="paragraph" style:parent-style-name="Standard" style:list-style-name="L1">
      <style:text-properties style:font-name="Tahoma" fo:font-size="12pt" officeooo:paragraph-rsid="0014cc2a" style:font-size-asian="12pt" style:font-size-complex="12pt"/>
    </style:style>
    <style:style style:name="P7" style:family="paragraph" style:parent-style-name="Standard" style:list-style-name="L1">
      <style:text-properties style:font-name="Tahoma" fo:font-size="12pt" officeooo:rsid="0014cc2a" officeooo:paragraph-rsid="0014cc2a" style:font-size-asian="12pt" style:font-size-complex="12pt"/>
    </style:style>
    <style:style style:name="P8" style:family="paragraph" style:parent-style-name="Standard" style:list-style-name="L6">
      <style:text-properties style:font-name="Tahoma" fo:font-size="12pt" officeooo:rsid="0014cc2a" officeooo:paragraph-rsid="0014cc2a" style:font-size-asian="12pt" style:font-size-complex="12pt"/>
    </style:style>
    <style:style style:name="P9" style:family="paragraph" style:parent-style-name="Standard" style:list-style-name="L6">
      <style:text-properties style:font-name="Tahoma" fo:font-size="12pt" officeooo:rsid="00163066" officeooo:paragraph-rsid="00163066" style:font-size-asian="12pt" style:font-size-complex="12pt"/>
    </style:style>
    <style:style style:name="P10" style:family="paragraph" style:parent-style-name="Standard" style:list-style-name="L6">
      <style:text-properties style:font-name="Tahoma" fo:font-size="12pt" officeooo:rsid="001677a9" officeooo:paragraph-rsid="001677a9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0cm" fo:orphans="2" fo:widows="2" fo:text-indent="0cm" style:auto-text-indent="false" style:page-number="auto" style:writing-mode="lr-tb"/>
      <style:text-properties style:font-name="Tahoma" fo:font-size="12pt" officeooo:rsid="0014cc2a" officeooo:paragraph-rsid="0014cc2a" style:font-size-asian="12pt" style:font-size-complex="12pt"/>
    </style:style>
    <style:style style:name="P12" style:family="paragraph" style:parent-style-name="Standard" style:list-style-name="L5">
      <loext:graphic-properties draw:fill="none"/>
      <style:paragraph-properties fo:orphans="2" fo:widows="2" style:writing-mode="lr-tb"/>
      <style:text-properties style:font-name="Tahoma" fo:font-size="12pt" officeooo:rsid="0014cc2a" officeooo:paragraph-rsid="0014cc2a" style:font-size-asian="12pt" style:font-size-complex="12pt"/>
    </style:style>
    <style:style style:name="P13" style:family="paragraph" style:parent-style-name="Standard" style:list-style-name="L5">
      <loext:graphic-properties draw:fill="none"/>
      <style:paragraph-properties fo:orphans="2" fo:widows="2" style:writing-mode="lr-tb"/>
      <style:text-properties style:font-name="Tahoma" fo:font-size="12pt" officeooo:rsid="0014cc2a" officeooo:paragraph-rsid="00163066" style:font-size-asian="12pt" style:font-size-complex="12pt"/>
    </style:style>
    <style:style style:name="P14" style:family="paragraph" style:parent-style-name="Standard" style:list-style-name="L5" style:master-page-name="">
      <loext:graphic-properties draw:fill="none"/>
      <style:paragraph-properties fo:orphans="2" fo:widows="2" style:page-number="auto" style:writing-mode="lr-tb"/>
      <style:text-properties style:font-name="Tahoma" fo:font-size="12pt" officeooo:rsid="0014cc2a" officeooo:paragraph-rsid="0014cc2a" style:font-size-asian="12pt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5pt" fo:language="it" fo:country="IT" fo:font-style="italic" fo:font-weight="bold" officeooo:rsid="001174c7" officeooo:paragraph-rsid="001174c7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4cc2a"/>
    </style:style>
    <style:style style:name="T3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it" fo:country="IT" fo:font-style="italic" fo:font-weight="bold" officeooo:rsid="00163066" style:font-style-asian="italic" style:font-weight-asian="bold" style:font-style-complex="italic" style:font-weight-complex="bold"/>
    </style:style>
    <style:style style:name="T5" style:family="text">
      <style:text-properties fo:language="it" fo:country="IT" fo:font-style="italic" officeooo:rsid="00163066" style:font-style-asian="italic" style:font-style-complex="italic"/>
    </style:style>
    <style:style style:name="T6" style:family="text">
      <style:text-properties fo:language="it" fo:country="IT" officeooo:rsid="00163066"/>
    </style:style>
    <style:style style:name="T7" style:family="text">
      <style:text-properties fo:language="it" fo:country="IT" officeooo:rsid="001677a9"/>
    </style:style>
    <style:style style:name="T8" style:family="text">
      <style:text-properties fo:language="it" fo:country="IT" officeooo:rsid="00196c3c"/>
    </style:style>
    <style:style style:name="T9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it" fo:country="IT" fo:font-style="normal" fo:font-weight="bold" officeooo:rsid="0014cc2a" style:font-style-asian="normal" style:font-weight-asian="bold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2971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1da8b4"/>
    </style:style>
    <style:style style:name="T15" style:family="text">
      <style:text-properties officeooo:rsid="0025d145"/>
    </style:style>
    <style:style style:name="T16" style:family="text">
      <style:text-properties officeooo:rsid="002742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RACCIARE LE MODIFICHE SU TABELLE IN POSTGRES<text:span text:style-name="T14">QL</text:span></text:p>
      <text:p text:style-name="P1"/>
      <text:p text:style-name="P2">La logica di tracciamento delle modifiche è la seguente:</text:p>
      <text:p text:style-name="P2"/>
      <text:list xml:id="list5733277069380362843" text:style-name="L1">
        <text:list-item>
          <text:p text:style-name="P6"><text:span text:style-name="T2">allo stato </text:span><text:span text:style-name="T8">iniziale</text:span><text:span text:style-name="T2">, si crea una </text:span><text:span text:style-name="T10">copia esatta</text:span><text:span text:style-name="T2"> della tabella di origine, con suffisso “</text:span><text:span text:style-name="T10">_history</text:span><text:span text:style-name="T2">”, aggiungendo i campi:</text:span></text:p>
        </text:list-item>
      </text:list>
      <text:list xml:id="list8499557289265445041" text:style-name="L5">
        <text:list-item>
          <text:list>
            <text:list-item>
              <text:p text:style-name="P14"><text:span text:style-name="T3">created</text:span><text:span text:style-name="T1"> →</text:span><text:span text:style-name="T6"> </text:span><text:span text:style-name="T5">data e ora di creazione del nuovo record</text:span></text:p>
            </text:list-item>
            <text:list-item>
              <text:p text:style-name="P12"><text:span text:style-name="T3">created_by</text:span><text:span text:style-name="T1"> →</text:span><text:span text:style-name="T6"> </text:span><text:span text:style-name="T5">nome dell'utente che ha inserito il record</text:span></text:p>
            </text:list-item>
            <text:list-item>
              <text:p text:style-name="P13"><text:span text:style-name="T3">deleted</text:span><text:span text:style-name="T1"> →</text:span><text:span text:style-name="T6"> </text:span><text:span text:style-name="T5">data e ora di eliminazione del nuovo record</text:span></text:p>
            </text:list-item>
            <text:list-item>
              <text:p text:style-name="P13"><text:span text:style-name="T3">deleted_by</text:span><text:span text:style-name="T1"> →</text:span><text:span text:style-name="T6"> </text:span><text:span text:style-name="T5">nome dell'utente che ha eliminato il record</text:span></text:p>
            </text:list-item>
          </text:list>
        </text:list-item>
      </text:list>
      <text:list xml:id="list121449847774299" text:continue-list="list5733277069380362843" text:style-name="L1">
        <text:list-item>
          <text:p text:style-name="P7"><text:span text:style-name="T1">sulla tabella di origine vengono creati 3 </text:span><text:span text:style-name="T9">TRIGGER</text:span><text:span text:style-name="T1">:</text:span></text:p>
        </text:list-item>
      </text:list>
      <text:list xml:id="list596540143646066330" text:style-name="L6">
        <text:list-item>
          <text:list>
            <text:list-item>
              <text:p text:style-name="P8"><text:span text:style-name="T3">AFTER INSERT</text:span><text:span text:style-name="T1">: dopo un nuovo inserimento nella tabella di origine, </text:span><text:span text:style-name="T6">viene inserito un record </text:span><text:span text:style-name="T4">uguale</text:span><text:span text:style-name="T6"> nella tabella “_history”, e vengono compilati i primi 2 campi di cui al punto 1</text:span></text:p>
            </text:list-item>
            <text:list-item>
              <text:p text:style-name="P9"><text:span text:style-name="T3">AFTER DELETE</text:span><text:span text:style-name="T1">: dopo l'eliminazione di un record dalla tabella di origine, il record </text:span><text:span text:style-name="T3">non viene eliminato</text:span><text:span text:style-name="T1"> nella tabella “_history” ma ad esso v</text:span><text:span text:style-name="T7">e</text:span><text:span text:style-name="T1">ngono associate le informazioni “deleted” e “deleted_by” di cui al punto 1</text:span></text:p>
            </text:list-item>
            <text:list-item>
              <text:p text:style-name="P10"><text:span text:style-name="T3">AFTER UPDATE</text:span><text:span text:style-name="T1">: dopo una modifica applicata su un record esistente, nella rispettiva tabella “_history” il record modificato viene “</text:span><text:span text:style-name="T3">chiuso</text:span><text:span text:style-name="T1">” associando ad esso </text:span><text:span text:style-name="T6">le informazioni “deleted” e “deleted_by” di cui al punto 1. </text:span><text:span text:style-name="T1">Viene poi </text:span><text:span text:style-name="T3">creato</text:span><text:span text:style-name="T1"> un nuovo record nella tabella “_history” contente le nuove informazioni successive alla modifica sul record attuata nella tabella di origine, compilando i campi “created” e “created_by” di cui al punto 1</text:span></text:p>
            </text:list-item>
          </text:list>
        </text:list-item>
      </text:list>
      <text:p text:style-name="P11"><text:span text:style-name="T2"/></text:p>
      <text:p text:style-name="P5">Per tutti i progetti è tracciata la tabella “<text:span text:style-name="T13">mappa_valori_pni2</text:span>”, che contiene le regole con le quali i campi delle varie tabelle possono essere compilati (i cosiddetti “<text:span text:style-name="T13">dizionari</text:span>” sui campi).</text:p>
      <text:p text:style-name="P1"/>
      <text:p text:style-name="P5">Di seguito vengono elencate le tabelle tracciate per le 2 tipologie di progetto, A&amp;B e C&amp;D.</text:p>
      <text:p text:style-name="P1"/>
      <text:p text:style-name="P1"/>
      <text:p text:style-name="P3"><text:span text:style-name="T11">PROGETTI A&amp;B</text:span></text:p>
      <text:p text:style-name="P3">Le tabelle/layer per le quali si tiene traccia delle modifiche operate dall'operatore sono:</text:p>
      <text:p text:style-name="P3">- <text:span text:style-name="T15">colonnine</text:span></text:p>
      <text:p text:style-name="P3">- <text:span text:style-name="T15">pozzetti</text:span></text:p>
      <text:p text:style-name="P3">- <text:span text:style-name="T15">giunti</text:span></text:p>
      <text:p text:style-name="P3">- <text:span text:style-name="T15">cavi</text:span></text:p>
      <text:p text:style-name="P3">- <text:span text:style-name="T15">tratta</text:span></text:p>
      <text:p text:style-name="P3">- <text:span text:style-name="T16">tratta_aerea</text:span></text:p>
      <text:p text:style-name="P3">- <text:span text:style-name="T15">mit bay</text:span></text:p>
      <text:p text:style-name="P3"/>
      <text:p text:style-name="P3"/>
      <text:p text:style-name="P4"><text:span text:style-name="T11">PROGETTI </text:span><text:span text:style-name="T12">C</text:span><text:span text:style-name="T11">&amp;</text:span><text:span text:style-name="T12">D</text:span></text:p>
      <text:p text:style-name="P4">Le tabelle/layer per le quali si tiene traccia delle modifiche operate dall'operatore sono:</text:p>
      <text:p text:style-name="P4">- <text:span text:style-name="T16">ebw_cavo</text:span></text:p>
      <text:p text:style-name="P4">- <text:span text:style-name="T16">ebw_route</text:span></text:p>
      <text:p text:style-name="P4">- <text:span text:style-name="T16">ebw_loc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weight="bold" style:font-weight-asian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</meta:initial-creator>
    <meta:creation-date>2020-02-05T11:32:42.783000000</meta:creation-date>
    <dc:date>2020-02-05T12:14:49.660000000</dc:date>
    <dc:creator>Armando Gaeta</dc:creator>
    <meta:editing-duration>PT26M27S</meta:editing-duration>
    <meta:editing-cycles>20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27" meta:word-count="315" meta:character-count="1913" meta:non-whitespace-character-count="1634"/>
  </office:meta>
</office:document-meta>
</file>